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1.76pt double-thin #000000" style:border-line-width="0.51pt 0.74pt 0.51p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3763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st Cases for "Remove Product from Wishlist".</text:p>
          </table:table-cell>
          <table:covered-table-cell table:number-columns-repeated="10" table:style-name="ce5"/>
          <table:covered-table-cell table:style-name="ce8"/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 table:number-columns-spanned="2" table:number-rows-spanned="1">
            <text:p>Scenario</text:p>
          </table:table-cell>
          <table:covered-table-cell table:style-name="ce8"/>
          <table:table-cell table:style-name="ce6" office:value-type="string" calcext:value-type="string" table:number-columns-spanned="4" table:number-rows-spanned="1">
            <text:p>Expected Output</text:p>
          </table:table-cell>
          <table:covered-table-cell table:number-columns-repeated="2" table:style-name="ce5"/>
          <table:covered-table-cell table:style-name="ce8"/>
          <table:table-cell table:style-name="ce6" office:value-type="string" calcext:value-type="string" table:number-columns-spanned="4" table:number-rows-spanned="1">
            <text:p>Actual Output</text:p>
          </table:table-cell>
          <table:covered-table-cell table:number-columns-repeated="2" table:style-name="ce5"/>
          <table:covered-table-cell table:style-name="ce8"/>
          <table:table-cell table:style-name="ce6" office:value-type="string" calcext:value-type="string">
            <text:p>status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 table:number-columns-spanned="2" table:number-rows-spanned="1">
            <text:p>If Module is registerd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Add to Wishlist Function should get override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Existing function is overridden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 table:number-columns-spanned="2" table:number-rows-spanned="1">
            <text:p>If Module is not registered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Magento default features will be in action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Default functions/actions doesnt get affected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 table:number-columns-spanned="2" table:number-rows-spanned="1">
            <text:p>When new Prodct is added to Wishlist from PLP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a. Product should get added to My Wishlist from PL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a. Product is added to wishlist from PL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8"/>
          <table:table-cell table:style-name="ce3" office:value-type="string" calcext:value-type="string" table:number-columns-spanned="4" table:number-rows-spanned="1">
            <text:p>b. Colour of heart should get changed to red in PL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b. Colour of heart is black i.e., didnt change to red</text:p>
          </table:table-cell>
          <table:covered-table-cell table:number-columns-repeated="2" table:style-name="ce5"/>
          <table:covered-table-cell table:style-name="ce8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 table:number-columns-spanned="2" table:number-rows-spanned="1">
            <text:p>When new Prodct is added to Wishlist from PDP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a. Product should get added to My Wishlist from PD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a. Product is added to wishlist from PD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8"/>
          <table:table-cell table:style-name="ce3" office:value-type="string" calcext:value-type="string" table:number-columns-spanned="4" table:number-rows-spanned="1">
            <text:p>b. Colour of heart icon should get changed to red in PD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b. Colour of heart icon is black i.e., didnt change to red</text:p>
          </table:table-cell>
          <table:covered-table-cell table:number-columns-repeated="2" table:style-name="ce5"/>
          <table:covered-table-cell table:style-name="ce8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 table:number-columns-spanned="2" table:number-rows-spanned="1">
            <text:p>If trying to add existing Product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a. Instead of Add to Wishlist, Remove from wishlist should be displayed in PDP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a. Remove from Wishlist is shown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8"/>
          <table:table-cell table:style-name="ce3" office:value-type="string" calcext:value-type="string" table:number-columns-spanned="4" table:number-rows-spanned="1">
            <text:p>b. Icon of heart should be red in colour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b. Heart icon is black in colour</text:p>
          </table:table-cell>
          <table:covered-table-cell table:number-columns-repeated="2" table:style-name="ce5"/>
          <table:covered-table-cell table:style-name="ce8"/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8"/>
          <table:table-cell table:style-name="ce3" office:value-type="string" calcext:value-type="string" table:number-columns-spanned="4" table:number-rows-spanned="1">
            <text:p>c. In PLP the text when hovering on Heart icon should be Remove from Wishlist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c. When we hover on heart icon "Remove from wishlist" is Shown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8"/>
          <table:table-cell table:style-name="ce3" office:value-type="string" calcext:value-type="string" table:number-columns-spanned="4" table:number-rows-spanned="1">
            <text:p>d. Colour of heart icon on PLP should be red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d. Colour of heart icon on PLP is black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 table:number-columns-spanned="2" table:number-rows-spanned="1">
            <text:p>On clicking "Remove from Wishlist" in PDP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Product from wishlist is removed with a message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Product from wishlist is removed with a message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 table:number-columns-spanned="2" table:number-rows-spanned="1">
            <text:p>On clicking on heart icon in PLP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Product from wishlist is removed with a message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 table:number-columns-spanned="4" table:number-rows-spanned="1">
            <text:p>Product from wishlist is removed with a message</text:p>
          </table:table-cell>
          <table:covered-table-cell table:number-columns-repeated="2" table:style-name="ce5"/>
          <table:covered-table-cell table:style-name="ce8"/>
          <table:table-cell table:style-name="ce3" office:value-type="string" calcext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style-name="ce7" table:number-columns-spanned="4" table:number-rows-spanned="1"/>
          <table:covered-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